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a2" style:family="table" style:master-page-name="Standard">
      <style:table-properties style:width="17cm" style:page-number="1"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5pt solid #000000" fo:border-right="0.5pt solid #000000" fo:border-top="0.5pt solid #000000" fo:border-bottom="none"/>
    </style:style>
    <style:style style:name="Tabella2.A2" style:family="table-cell">
      <style:table-cell-properties fo:padding="0.097cm" fo:border-left="0.5pt solid #000000" fo:border-right="none" fo:border-top="none" fo:border-bottom="0.5pt solid #000000"/>
    </style:style>
    <style:style style:name="Tabella2.B2" style:family="table-cell">
      <style:table-cell-properties fo:padding="0.097cm" fo:border-left="0.5pt solid #000000" fo:border-right="0.5pt solid #000000" fo:border-top="none" fo:border-bottom="0.5pt solid #000000"/>
    </style:style>
    <style:style style:name="Tabella4" style:family="table">
      <style:table-properties style:width="17cm" fo:break-before="page" table:align="margins"/>
    </style:style>
    <style:style style:name="Tabella4.A" style:family="table-column">
      <style:table-column-properties style:column-width="2.588cm" style:rel-column-width="9974*"/>
    </style:style>
    <style:style style:name="Tabella4.B" style:family="table-column">
      <style:table-column-properties style:column-width="11.901cm" style:rel-column-width="45877*"/>
    </style:style>
    <style:style style:name="Tabella4.C" style:family="table-column">
      <style:table-column-properties style:column-width="2.512cm" style:rel-column-width="9684*"/>
    </style:style>
    <style:style style:name="Tabella4.A1" style:family="table-cell">
      <style:table-cell-properties fo:padding="0.097cm" fo:border-left="0.5pt solid #000000" fo:border-right="none" fo:border-top="0.5pt solid #000000" fo:border-bottom="none"/>
    </style:style>
    <style:style style:name="Tabella4.C1" style:family="table-cell">
      <style:table-cell-properties fo:padding="0.097cm" fo:border-left="0.5pt solid #000000" fo:border-right="0.5pt solid #000000" fo:border-top="0.5pt solid #000000" fo:border-bottom="none"/>
    </style:style>
    <style:style style:name="Tabella4.A2" style:family="table-cell">
      <style:table-cell-properties fo:padding="0.097cm" fo:border-left="0.5pt solid #000000" fo:border-right="none" fo:border-top="none" fo:border-bottom="0.5pt solid #000000"/>
    </style:style>
    <style:style style:name="Tabella4.C2" style:family="table-cell">
      <style:table-cell-properties fo:padding="0.097cm" fo:border-left="0.5pt solid #000000" fo:border-right="0.5pt solid #000000" fo:border-top="none" fo:border-bottom="0.5pt solid #000000"/>
    </style:style>
    <style:style style:name="Tabella1" style:family="table">
      <style:table-properties style:width="17cm" table:align="margins"/>
    </style:style>
    <style:style style:name="Tabella1.A" style:family="table-column">
      <style:table-column-properties style:column-width="0.792cm" style:rel-column-width="449*"/>
    </style:style>
    <style:style style:name="Tabella1.B" style:family="table-column">
      <style:table-column-properties style:column-width="3.291cm" style:rel-column-width="1867*"/>
    </style:style>
    <style:style style:name="Tabella1.C" style:family="table-column">
      <style:table-column-properties style:column-width="8.899cm" style:rel-column-width="5049*"/>
    </style:style>
    <style:style style:name="Tabella1.D" style:family="table-column">
      <style:table-column-properties style:column-width="4.018cm" style:rel-column-width="2280*"/>
    </style:style>
    <style:style style:name="Tabella1.A1" style:family="table-cell">
      <style:table-cell-properties fo:padding="0.097cm" fo:border-left="0.5pt solid #000000" fo:border-right="none" fo:border-top="0.5pt solid #000000" fo:border-bottom="none"/>
    </style:style>
    <style:style style:name="Tabella1.D1" style:family="table-cell">
      <style:table-cell-properties style:vertical-align="middle" fo:padding="0.097cm" fo:border-left="0.5pt solid #000000" fo:border-right="0.5pt solid #000000" fo:border-top="0.5pt solid #000000" fo:border-bottom="none"/>
    </style:style>
    <style:style style:name="Tabella1.A2" style:family="table-cell">
      <style:table-cell-properties fo:padding="0.097cm" fo:border-left="0.5pt solid #000000" fo:border-right="none" fo:border-top="none" fo:border-bottom="none"/>
    </style:style>
    <style:style style:name="Tabella1.B2" style:family="table-cell">
      <style:table-cell-properties fo:padding="0.097cm" fo:border-left="0.5pt solid #000000" fo:border-right="none" fo:border-top="none" fo:border-bottom="none"/>
    </style:style>
    <style:style style:name="Tabella1.C2" style:family="table-cell">
      <style:table-cell-properties fo:padding="0.097cm" fo:border-left="0.5pt solid #000000" fo:border-right="none" fo:border-top="none" fo:border-bottom="none"/>
    </style:style>
    <style:style style:name="Tabella1.D2" style:family="table-cell">
      <style:table-cell-properties style:vertical-align="middle" fo:padding="0.097cm" fo:border-left="0.5pt solid #000000" fo:border-right="0.5pt solid #000000" fo:border-top="none" fo:border-bottom="none"/>
    </style:style>
    <style:style style:name="Tabella1.A3" style:family="table-cell">
      <style:table-cell-properties fo:padding="0.097cm" fo:border-left="0.5pt solid #000000" fo:border-right="none" fo:border-top="none" fo:border-bottom="none"/>
    </style:style>
    <style:style style:name="Tabella1.B3" style:family="table-cell">
      <style:table-cell-properties fo:padding="0.097cm" fo:border-left="0.5pt solid #000000" fo:border-right="none" fo:border-top="none" fo:border-bottom="none"/>
    </style:style>
    <style:style style:name="Tabella1.C3" style:family="table-cell">
      <style:table-cell-properties fo:padding="0.097cm" fo:border-left="0.5pt solid #000000" fo:border-right="none" fo:border-top="none" fo:border-bottom="none"/>
    </style:style>
    <style:style style:name="Tabella1.A4" style:family="table-cell">
      <style:table-cell-properties fo:padding="0.097cm" fo:border-left="0.5pt solid #000000" fo:border-right="none" fo:border-top="none" fo:border-bottom="none"/>
    </style:style>
    <style:style style:name="Tabella1.B4" style:family="table-cell">
      <style:table-cell-properties fo:padding="0.097cm" fo:border-left="0.5pt solid #000000" fo:border-right="none" fo:border-top="none" fo:border-bottom="none"/>
    </style:style>
    <style:style style:name="Tabella1.C4" style:family="table-cell">
      <style:table-cell-properties fo:padding="0.097cm" fo:border-left="0.5pt solid #000000" fo:border-right="none" fo:border-top="none" fo:border-bottom="none"/>
    </style:style>
    <style:style style:name="Tabella1.A5" style:family="table-cell">
      <style:table-cell-properties fo:padding="0.097cm" fo:border-left="0.5pt solid #000000" fo:border-right="none" fo:border-top="none" fo:border-bottom="none"/>
    </style:style>
    <style:style style:name="Tabella1.B5" style:family="table-cell">
      <style:table-cell-properties fo:padding="0.097cm" fo:border-left="0.5pt solid #000000" fo:border-right="none" fo:border-top="none" fo:border-bottom="none"/>
    </style:style>
    <style:style style:name="Tabella1.C5" style:family="table-cell">
      <style:table-cell-properties fo:padding="0.097cm" fo:border-left="0.5pt solid #000000" fo:border-right="none" fo:border-top="none" fo:border-bottom="none"/>
    </style:style>
    <style:style style:name="Tabella1.A6" style:family="table-cell">
      <style:table-cell-properties fo:padding="0.097cm" fo:border-left="0.5pt solid #000000" fo:border-right="none" fo:border-top="none" fo:border-bottom="none"/>
    </style:style>
    <style:style style:name="Tabella1.B6" style:family="table-cell">
      <style:table-cell-properties fo:padding="0.097cm" fo:border-left="0.5pt solid #000000" fo:border-right="none" fo:border-top="none" fo:border-bottom="none"/>
    </style:style>
    <style:style style:name="Tabella1.C6" style:family="table-cell">
      <style:table-cell-properties fo:padding="0.097cm" fo:border-left="0.5pt solid #000000" fo:border-right="none" fo:border-top="none" fo:border-bottom="none"/>
    </style:style>
    <style:style style:name="Tabella1.A7" style:family="table-cell">
      <style:table-cell-properties fo:padding="0.097cm" fo:border-left="0.5pt solid #000000" fo:border-right="none" fo:border-top="none" fo:border-bottom="none"/>
    </style:style>
    <style:style style:name="Tabella1.B7" style:family="table-cell">
      <style:table-cell-properties fo:padding="0.097cm" fo:border-left="0.5pt solid #000000" fo:border-right="none" fo:border-top="none" fo:border-bottom="none"/>
    </style:style>
    <style:style style:name="Tabella1.C7" style:family="table-cell">
      <style:table-cell-properties fo:padding="0.097cm" fo:border-left="0.5pt solid #000000" fo:border-right="none" fo:border-top="none" fo:border-bottom="none"/>
    </style:style>
    <style:style style:name="Tabella1.A8" style:family="table-cell">
      <style:table-cell-properties fo:padding="0.097cm" fo:border-left="0.5pt solid #000000" fo:border-right="none" fo:border-top="none" fo:border-bottom="none"/>
    </style:style>
    <style:style style:name="Tabella1.B8" style:family="table-cell">
      <style:table-cell-properties fo:padding="0.097cm" fo:border-left="0.5pt solid #000000" fo:border-right="none" fo:border-top="none" fo:border-bottom="none"/>
    </style:style>
    <style:style style:name="Tabella1.C8" style:family="table-cell">
      <style:table-cell-properties fo:padding="0.097cm" fo:border-left="0.5pt solid #000000" fo:border-right="none" fo:border-top="none" fo:border-bottom="none"/>
    </style:style>
    <style:style style:name="Tabella1.A9" style:family="table-cell">
      <style:table-cell-properties fo:padding="0.097cm" fo:border-left="0.5pt solid #000000" fo:border-right="none" fo:border-top="none" fo:border-bottom="none"/>
    </style:style>
    <style:style style:name="Tabella1.B9" style:family="table-cell">
      <style:table-cell-properties fo:padding="0.097cm" fo:border-left="0.5pt solid #000000" fo:border-right="none" fo:border-top="none" fo:border-bottom="none"/>
    </style:style>
    <style:style style:name="Tabella1.C9" style:family="table-cell">
      <style:table-cell-properties fo:padding="0.097cm" fo:border-left="0.5pt solid #000000" fo:border-right="none" fo:border-top="none" fo:border-bottom="none"/>
    </style:style>
    <style:style style:name="Tabella1.A10" style:family="table-cell">
      <style:table-cell-properties fo:padding="0.097cm" fo:border-left="0.5pt solid #000000" fo:border-right="none" fo:border-top="none" fo:border-bottom="none"/>
    </style:style>
    <style:style style:name="Tabella1.B10" style:family="table-cell">
      <style:table-cell-properties fo:padding="0.097cm" fo:border-left="0.5pt solid #000000" fo:border-right="none" fo:border-top="none" fo:border-bottom="none"/>
    </style:style>
    <style:style style:name="Tabella1.C10" style:family="table-cell">
      <style:table-cell-properties fo:padding="0.097cm" fo:border-left="0.5pt solid #000000" fo:border-right="none" fo:border-top="none" fo:border-bottom="none"/>
    </style:style>
    <style:style style:name="Tabella1.A11" style:family="table-cell">
      <style:table-cell-properties fo:padding="0.097cm" fo:border-left="0.5pt solid #000000" fo:border-right="none" fo:border-top="none" fo:border-bottom="0.5pt solid #000000"/>
    </style:style>
    <style:style style:name="Tabella1.B11" style:family="table-cell">
      <style:table-cell-properties fo:padding="0.097cm" fo:border-left="0.5pt solid #000000" fo:border-right="none" fo:border-top="none" fo:border-bottom="0.5pt solid #000000"/>
    </style:style>
    <style:style style:name="Tabella1.C11" style:family="table-cell">
      <style:table-cell-properties fo:padding="0.097cm" fo:border-left="0.5pt solid #000000" fo:border-right="none" fo:border-top="none" fo:border-bottom="0.5pt solid #000000"/>
    </style:style>
    <style:style style:name="Tabella1.D11" style:family="table-cell">
      <style:table-cell-properties style:vertical-align="middle" fo:padding="0.097cm" fo:border-left="0.5pt solid #000000" fo:border-right="0.5pt solid #000000" fo:border-top="none" fo:border-bottom="0.5pt solid #000000"/>
    </style:style>
    <style:style style:name="P1" style:family="paragraph" style:parent-style-name="Table_20_Contents">
      <style:text-properties officeooo:rsid="000f7e49" officeooo:paragraph-rsid="000f7e49"/>
    </style:style>
    <style:style style:name="P2" style:family="paragraph" style:parent-style-name="Table_20_Contents">
      <style:paragraph-properties fo:text-align="center" style:justify-single-word="false"/>
      <style:text-properties officeooo:rsid="000f7e49" officeooo:paragraph-rsid="000f7e49"/>
    </style:style>
    <style:style style:name="P3" style:family="paragraph" style:parent-style-name="Table_20_Contents">
      <style:paragraph-properties fo:text-align="end" style:justify-single-word="false"/>
      <style:text-properties officeooo:rsid="000f7e49" officeooo:paragraph-rsid="000f7e49"/>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21cm" style:contextual-spacing="false"/>
      <style:text-properties officeooo:rsid="000fc8b2" officeooo:paragraph-rsid="000fc8b2"/>
    </style:style>
    <style:style style:name="P6" style:family="paragraph" style:parent-style-name="Table_20_Contents">
      <style:text-properties officeooo:rsid="0019ed49" officeooo:paragraph-rsid="0019ed49"/>
    </style:style>
    <style:style style:name="P7" style:family="paragraph" style:parent-style-name="Table_20_Contents">
      <style:text-properties officeooo:rsid="0019ed49" officeooo:paragraph-rsid="001c6ea9"/>
    </style:style>
    <style:style style:name="P8" style:family="paragraph" style:parent-style-name="Table_20_Contents">
      <style:text-properties officeooo:rsid="0019ed49" officeooo:paragraph-rsid="001db7e0"/>
    </style:style>
    <style:style style:name="P9" style:family="paragraph" style:parent-style-name="Table_20_Contents">
      <style:text-properties officeooo:rsid="0019ed49" officeooo:paragraph-rsid="0020f6dd"/>
    </style:style>
    <style:style style:name="P10" style:family="paragraph" style:parent-style-name="Table_20_Contents">
      <style:text-properties officeooo:rsid="0019ed49" officeooo:paragraph-rsid="00233f7b"/>
    </style:style>
    <style:style style:name="P11" style:family="paragraph" style:parent-style-name="Table_20_Contents">
      <style:text-properties officeooo:rsid="0019ed49" officeooo:paragraph-rsid="00248893"/>
    </style:style>
    <style:style style:name="P12" style:family="paragraph" style:parent-style-name="Text_20_body">
      <style:text-properties officeooo:rsid="0019ed49"/>
    </style:style>
    <style:style style:name="P13" style:family="paragraph" style:parent-style-name="Table_20_Contents">
      <style:paragraph-properties fo:text-align="center" style:justify-single-word="false"/>
      <style:text-properties fo:font-weight="bold" officeooo:rsid="0019ed49" officeooo:paragraph-rsid="0019ed49" style:font-weight-asian="bold" style:font-weight-complex="bold"/>
    </style:style>
    <style:style style:name="P14" style:family="paragraph" style:parent-style-name="Table_20_Contents">
      <style:paragraph-properties fo:text-align="center" style:justify-single-word="false"/>
      <style:text-properties fo:font-weight="bold" officeooo:rsid="002c06c1" officeooo:paragraph-rsid="002c06c1" style:font-weight-asian="bold" style:font-weight-complex="bold"/>
    </style:style>
    <style:style style:name="P15" style:family="paragraph" style:parent-style-name="Table_20_Contents">
      <style:paragraph-properties fo:text-align="center" style:justify-single-word="false"/>
      <style:text-properties fo:font-weight="bold" officeooo:rsid="002ad3b2" officeooo:paragraph-rsid="002ad3b2" style:font-weight-asian="bold" style:font-weight-complex="bold"/>
    </style:style>
    <style:style style:name="P16" style:family="paragraph" style:parent-style-name="Table_20_Contents">
      <style:text-properties officeooo:rsid="001c6ea9" officeooo:paragraph-rsid="001c6ea9"/>
    </style:style>
    <style:style style:name="P17" style:family="paragraph" style:parent-style-name="Standard">
      <style:text-properties officeooo:paragraph-rsid="000f7e49"/>
    </style:style>
    <style:style style:name="P18" style:family="paragraph" style:parent-style-name="Table_20_Contents">
      <style:text-properties officeooo:rsid="002c06c1" officeooo:paragraph-rsid="002c06c1"/>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Table_20_Contents">
      <style:paragraph-properties fo:text-align="center" style:justify-single-word="false"/>
      <style:text-properties officeooo:rsid="002ad3b2" officeooo:paragraph-rsid="002ad3b2"/>
    </style:style>
    <style:style style:name="P23" style:family="paragraph" style:parent-style-name="Title" style:master-page-name="First_20_Page">
      <loext:graphic-properties draw:fill="none"/>
      <style:paragraph-properties fo:margin-left="0cm" fo:margin-right="0cm" fo:margin-top="0cm" fo:margin-bottom="0.499cm" style:contextual-spacing="false" fo:text-align="center" style:justify-single-word="false" fo:text-indent="0cm" style:auto-text-indent="false" style:page-number="auto" fo:background-color="transparent" fo:keep-with-next="always"/>
      <style:text-properties officeooo:rsid="000fc8b2" officeooo:paragraph-rsid="000fc8b2"/>
    </style:style>
    <style:style style:name="P24" style:family="paragraph" style:parent-style-name="Heading_20_1">
      <style:paragraph-properties fo:margin-top="0cm" fo:margin-bottom="0cm" style:contextual-spacing="false"/>
    </style:style>
    <style:style style:name="P25" style:family="paragraph" style:parent-style-name="Heading_20_1">
      <style:paragraph-properties fo:break-before="page"/>
    </style:style>
    <style:style style:name="P26" style:family="paragraph" style:parent-style-name="Heading_20_2">
      <style:text-properties officeooo:paragraph-rsid="0019ed49"/>
    </style:style>
    <style:style style:name="P27" style:family="paragraph" style:parent-style-name="Heading_20_3">
      <style:paragraph-properties fo:break-before="page"/>
    </style:style>
    <style:style style:name="P28" style:family="paragraph" style:parent-style-name="Heading_20_3">
      <style:paragraph-properties fo:break-before="page"/>
      <style:text-properties officeooo:paragraph-rsid="0034b4e0"/>
    </style:style>
    <style:style style:name="P29" style:family="paragraph" style:parent-style-name="Heading_20_4">
      <style:text-properties officeooo:rsid="003717b4" officeooo:paragraph-rsid="003717b4"/>
    </style:style>
    <style:style style:name="P30" style:family="paragraph" style:parent-style-name="Text_20_body" style:list-style-name="L1">
      <style:text-properties officeooo:rsid="00101b2d" officeooo:paragraph-rsid="00101b2d"/>
    </style:style>
    <style:style style:name="P31" style:family="paragraph" style:parent-style-name="Text_20_body" style:list-style-name="L1">
      <style:text-properties officeooo:rsid="0016b58e" officeooo:paragraph-rsid="0016b58e"/>
    </style:style>
    <style:style style:name="P32" style:family="paragraph" style:parent-style-name="Text_20_body" style:list-style-name="L1">
      <style:text-properties officeooo:rsid="00189968" officeooo:paragraph-rsid="00189968"/>
    </style:style>
    <style:style style:name="P33" style:family="paragraph" style:parent-style-name="Text_20_body" style:list-style-name="L1">
      <style:text-properties officeooo:rsid="002f1818" officeooo:paragraph-rsid="002f1818"/>
    </style:style>
    <style:style style:name="P34" style:family="paragraph" style:parent-style-name="Text_20_body" style:list-style-name="L2">
      <style:text-properties officeooo:rsid="0028d567" officeooo:paragraph-rsid="0028d567"/>
    </style:style>
    <style:style style:name="P35" style:family="paragraph" style:parent-style-name="Text_20_body" style:list-style-name="L1">
      <style:text-properties officeooo:rsid="0032e6a0" officeooo:paragraph-rsid="0032e6a0"/>
    </style:style>
    <style:style style:name="P36" style:family="paragraph" style:parent-style-name="Text_20_body" style:list-style-name="L4">
      <style:text-properties officeooo:rsid="0034b4e0" officeooo:paragraph-rsid="0034d800"/>
    </style:style>
    <style:style style:name="P37" style:family="paragraph" style:parent-style-name="Text_20_body" style:list-style-name="L4">
      <style:text-properties officeooo:rsid="0034b4e0" officeooo:paragraph-rsid="003717b4"/>
    </style:style>
    <style:style style:name="P38" style:family="paragraph" style:parent-style-name="Text_20_body" style:list-style-name="L4">
      <style:text-properties officeooo:rsid="0034b4e0" officeooo:paragraph-rsid="00389053"/>
    </style:style>
    <style:style style:name="P39" style:family="paragraph" style:parent-style-name="Text_20_body" style:list-style-name="L4">
      <style:text-properties officeooo:rsid="0034b4e0" officeooo:paragraph-rsid="003b9470"/>
    </style:style>
    <style:style style:name="P40" style:family="paragraph" style:parent-style-name="Text_20_body" style:list-style-name="L4">
      <style:text-properties officeooo:rsid="0034b4e0" officeooo:paragraph-rsid="003d6a58"/>
    </style:style>
    <style:style style:name="P41" style:family="paragraph" style:parent-style-name="Text_20_body" style:list-style-name="L4">
      <style:text-properties officeooo:rsid="0034b4e0" officeooo:paragraph-rsid="003dde9d"/>
    </style:style>
    <style:style style:name="P42" style:family="paragraph" style:parent-style-name="Text_20_body" style:list-style-name="L4">
      <style:text-properties officeooo:rsid="0034d800" officeooo:paragraph-rsid="0034d800"/>
    </style:style>
    <style:style style:name="P43" style:family="paragraph" style:parent-style-name="Text_20_body" style:list-style-name="L4">
      <style:text-properties officeooo:rsid="003717b4" officeooo:paragraph-rsid="003717b4"/>
    </style:style>
    <style:style style:name="P44" style:family="paragraph" style:parent-style-name="Text_20_body" style:list-style-name="L4">
      <style:text-properties officeooo:rsid="00389053" officeooo:paragraph-rsid="0038fd5d"/>
    </style:style>
    <style:style style:name="T1" style:family="text">
      <style:text-properties officeooo:rsid="002d3618"/>
    </style:style>
    <style:style style:name="T2" style:family="text">
      <style:text-properties officeooo:rsid="001505aa"/>
    </style:style>
    <style:style style:name="T3" style:family="text">
      <style:text-properties officeooo:rsid="0016b58e"/>
    </style:style>
    <style:style style:name="T4" style:family="text">
      <style:text-properties officeooo:rsid="00101b2d"/>
    </style:style>
    <style:style style:name="T5" style:family="text">
      <style:text-properties officeooo:rsid="0019ed49"/>
    </style:style>
    <style:style style:name="T6" style:family="text">
      <style:text-properties officeooo:rsid="001c6ea9"/>
    </style:style>
    <style:style style:name="T7" style:family="text">
      <style:text-properties officeooo:rsid="001db7e0"/>
    </style:style>
    <style:style style:name="T8" style:family="text">
      <style:text-properties officeooo:rsid="001f57be"/>
    </style:style>
    <style:style style:name="T9" style:family="text">
      <style:text-properties officeooo:rsid="0020f6dd"/>
    </style:style>
    <style:style style:name="T10" style:family="text">
      <style:text-properties officeooo:rsid="00224309"/>
    </style:style>
    <style:style style:name="T11" style:family="text">
      <style:text-properties officeooo:rsid="00261c86"/>
    </style:style>
    <style:style style:name="T12" style:family="text">
      <style:text-properties fo:font-weight="bold" style:font-weight-asian="bold" style:font-weight-complex="bold"/>
    </style:style>
    <style:style style:name="T13" style:family="text">
      <style:text-properties officeooo:rsid="0029331d"/>
    </style:style>
    <style:style style:name="T14" style:family="text">
      <style:text-properties officeooo:rsid="002f1818"/>
    </style:style>
    <style:style style:name="T15" style:family="text">
      <style:text-properties officeooo:rsid="00303b30"/>
    </style:style>
    <style:style style:name="T16" style:family="text">
      <style:text-properties officeooo:rsid="0034b4e0"/>
    </style:style>
    <style:style style:name="T17" style:family="text">
      <style:text-properties officeooo:rsid="0034d800"/>
    </style:style>
    <style:style style:name="T18" style:family="text">
      <style:text-properties officeooo:rsid="0035dcbe"/>
    </style:style>
    <style:style style:name="T19" style:family="text">
      <style:text-properties officeooo:rsid="003717b4"/>
    </style:style>
    <style:style style:name="T20" style:family="text">
      <style:text-properties officeooo:rsid="00387678"/>
    </style:style>
    <style:style style:name="T21" style:family="text">
      <style:text-properties officeooo:rsid="00389053"/>
    </style:style>
    <style:style style:name="T22" style:family="text">
      <style:text-properties officeooo:rsid="0038fd5d"/>
    </style:style>
    <style:style style:name="T23" style:family="text">
      <style:text-properties officeooo:rsid="003b9470"/>
    </style:style>
    <style:style style:name="T24" style:family="text">
      <style:text-properties officeooo:rsid="003c2f03"/>
    </style:style>
    <style:style style:name="T25" style:family="text">
      <style:text-properties officeooo:rsid="003e32d7"/>
    </style:style>
    <style:style style:name="T26" style:family="text">
      <style:text-properties officeooo:rsid="003fa8ff"/>
    </style:style>
    <style:style style:name="T27" style:family="text">
      <style:text-properties officeooo:rsid="00400279"/>
    </style:style>
    <style:style style:name="T28" style:family="text">
      <style:text-properties officeooo:rsid="004080f2"/>
    </style:style>
    <style:style style:name="T29" style:family="text">
      <style:text-properties officeooo:rsid="0041cb31"/>
    </style:style>
    <style:style style:name="T30" style:family="text">
      <style:text-properties officeooo:rsid="0043b3cb"/>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Malta Project</text:p>
      <text:table-of-content text:style-name="Sect1" text:name="Indice generale1">
        <text:table-of-content-source text:outline-level="5">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19"><text:a xlink:type="simple" xlink:href="#__RefHeading___Toc96_474291051" text:style-name="Index_20_Link" text:visited-style-name="Index_20_Link">Glossario<text:tab/>1</text:a></text:p>
          <text:p text:style-name="P19"><text:a xlink:type="simple" xlink:href="#__RefHeading___Toc98_474291051" text:style-name="Index_20_Link" text:visited-style-name="Index_20_Link">Idee<text:tab/>3</text:a></text:p>
          <text:p text:style-name="P19"><text:a xlink:type="simple" xlink:href="#__RefHeading___Toc100_474291051" text:style-name="Index_20_Link" text:visited-style-name="Index_20_Link">Informazioni della Land<text:tab/>4</text:a></text:p>
          <text:p text:style-name="P20"><text:a xlink:type="simple" xlink:href="#__RefHeading___Toc292_1123418177" text:style-name="Index_20_Link" text:visited-style-name="Index_20_Link">Personaggio<text:tab/>4</text:a></text:p>
          <text:p text:style-name="P21"><text:a xlink:type="simple" xlink:href="#__RefHeading___Toc294_1123418177" text:style-name="Index_20_Link" text:visited-style-name="Index_20_Link">Caratteristiche<text:tab/>4</text:a></text:p>
          <text:p text:style-name="P21"><text:a xlink:type="simple" xlink:href="#__RefHeading___Toc296_1123418177" text:style-name="Index_20_Link" text:visited-style-name="Index_20_Link">Classi<text:tab/>5</text:a></text:p>
          <text:p text:style-name="P19"><text:a xlink:type="simple" xlink:href="#__RefHeading___Toc102_474291051" text:style-name="Index_20_Link" text:visited-style-name="Index_20_Link">Programmazione<text:tab/>6</text:a></text:p>
          <text:p text:style-name="P20"><text:a xlink:type="simple" xlink:href="#__RefHeading___Toc104_474291051" text:style-name="Index_20_Link" text:visited-style-name="Index_20_Link">Front-End<text:tab/>6</text:a></text:p>
          <text:p text:style-name="P20"><text:a xlink:type="simple" xlink:href="#__RefHeading___Toc106_474291051" text:style-name="Index_20_Link" text:visited-style-name="Index_20_Link">Back-End<text:tab/>6</text:a></text:p>
          <text:p text:style-name="P20"><text:a xlink:type="simple" xlink:href="#__RefHeading___Toc108_474291051" text:style-name="Index_20_Link" text:visited-style-name="Index_20_Link">Database<text:tab/>6</text:a></text:p>
        </text:index-body>
      </text:table-of-content>
      <text:p text:style-name="P5"/>
      <table:table table:name="Tabella2" table:style-name="Tabella2">
        <table:table-column table:style-name="Tabella2.A"/>
        <table:table-column table:style-name="Tabella2.B"/>
        <table:table-row>
          <table:table-cell table:style-name="Tabella2.A1" table:number-columns-spanned="2" office:value-type="string">
            <text:h text:style-name="P24" text:outline-level="1"><text:bookmark-start text:name="__RefHeading___Toc96_474291051"/>Glossario<text:bookmark-end text:name="__RefHeading___Toc96_474291051"/></text:h>
          </table:table-cell>
          <table:covered-table-cell/>
        </table:table-row>
        <table:table-row>
          <table:table-cell table:style-name="Tabella2.A2" office:value-type="string">
            <text:p text:style-name="Table_20_Contents"/>
          </table:table-cell>
          <table:table-cell table:style-name="Tabella2.B2" office:value-type="string">
            <text:p text:style-name="Table_20_Contents"/>
          </table:table-cell>
        </table:table-row>
      </table:table>
      <text:p text:style-name="P17"/>
      <table:table table:name="Tabella4" table:style-name="Tabella4">
        <table:table-column table:style-name="Tabella4.A"/>
        <table:table-column table:style-name="Tabella4.B"/>
        <table:table-column table:style-name="Tabella4.C"/>
        <table:table-row>
          <table:table-cell table:style-name="Tabella4.A1" office:value-type="string">
            <text:p text:style-name="P14">Versione</text:p>
          </table:table-cell>
          <table:table-cell table:style-name="Tabella4.A1" office:value-type="string">
            <text:p text:style-name="P14">Descrizione</text:p>
          </table:table-cell>
          <table:table-cell table:style-name="Tabella4.C1" office:value-type="string">
            <text:p text:style-name="P14">Data</text:p>
          </table:table-cell>
        </table:table-row>
        <table:table-row>
          <table:table-cell table:style-name="Tabella4.A2" office:value-type="string">
            <text:p text:style-name="P18"/>
          </table:table-cell>
          <table:table-cell table:style-name="Tabella4.A2" office:value-type="string">
            <text:p text:style-name="P18"/>
          </table:table-cell>
          <table:table-cell table:style-name="Tabella4.C2" office:value-type="string">
            <text:p text:style-name="P18"/>
          </table:table-cell>
        </table:table-row>
      </table:table>
      <text:p text:style-name="P17"/>
      <text:h text:style-name="P25" text:outline-level="1"><text:bookmark-start text:name="__RefHeading___Toc98_474291051"/>Idee<text:bookmark-end text:name="__RefHeading___Toc98_474291051"/></text:h>
      <text:list xml:id="list1117556640" text:style-name="L1">
        <text:list-item>
          <text:p text:style-name="P30">Armatura Fisica e Magica come barre vita</text:p>
        </text:list-item>
        <text:list-item>
          <text:p text:style-name="P30"><text:span text:style-name="T3">Rimossi</text:span> Punti Ultima</text:p>
        </text:list-item>
        <text:list-item>
          <text:p text:style-name="P31">I Punti <text:span text:style-name="T4">Fabula </text:span>vengono converti in 1 Punto a Role NON cumulabili</text:p>
        </text:list-item>
        <text:list-item>
          <text:p text:style-name="P30">Consumabili con Punti Inventario <text:span text:style-name="T2">(Spendere o Ricaricare)</text:span></text:p>
        </text:list-item>
        <text:list-item>
          <text:p text:style-name="P30">Tipi di danno: Fisici, Aria, Acqua, Terra, Fuoco, Fulmine, Luce, Ombra, Sangue, Veleno(Effetto di oggetti e skill)</text:p>
        </text:list-item>
        <text:list-item>
          <text:p text:style-name="P30">Tipi di danni cumulabili</text:p>
        </text:list-item>
        <text:list-item>
          <text:p text:style-name="P32">Le Razze vengono gestite come <text:span text:style-name="T14">P</text:span>eculiarità</text:p>
        </text:list-item>
        <text:list-item>
          <text:p text:style-name="P33">Livello massimo 40. Ogni livello costa 100 PE. Ogni post vale 0,5 PE.<text:line-break/><text:span text:style-name="T15">(Un giocatore medio che posta 12 post a settimana raggiunge il livello massimo in 6,5 anni)<text:line-break/>(Un <text:s/>giocatore attivo che posta 20 post a settimana raggiunge il livello massimo in 4,1 anni)</text:span></text:p>
        </text:list-item>
        <text:list-item>
          <text:p text:style-name="P35">Sezione Equipaggiamento: Testa, Corpo, Gambe, Mano1, Mano2, Accessorio1, Accessorio2</text:p>
        </text:list-item>
      </text:list>
      <text:h text:style-name="P25" text:outline-level="1"><text:bookmark-start text:name="__RefHeading___Toc100_474291051"/>Informazioni <text:span text:style-name="T5">della Land</text:span><text:bookmark-end text:name="__RefHeading___Toc100_474291051"/></text:h>
      <text:h text:style-name="P26" text:outline-level="2"><text:bookmark-start text:name="__RefHeading___Toc292_1123418177"/>Personaggio<text:bookmark-end text:name="__RefHeading___Toc292_1123418177"/></text:h>
      <text:h text:style-name="Heading_20_3" text:outline-level="3"><text:bookmark-start text:name="__RefHeading___Toc294_1123418177"/>Caratteristiche<text:bookmark-end text:name="__RefHeading___Toc294_1123418177"/></text:h>
      <text:list text:style-name="L2">
        <text:list-item>
          <text:p text:style-name="P34"><text:span text:style-name="T12">Forza</text:span> – la forza di un personaggio determina la sua resistenza fisica e le sue doti atletiche. Da essa dipende il suo numero di punti vita e definisce anche la sua forma fisica on-game, ovviamente un personaggio con una forza elevata sarà più muscoloso e massiccio di uno con una forza ridotta.</text:p>
        </text:list-item>
        <text:list-item>
          <text:p text:style-name="P34"><text:span text:style-name="T12">Destrezza</text:span> – <text:s/>la destrezza è la coordinazione di un personaggio, più in generale rappresenta la sua agilità e la sua abilità nell’uso di piccoli oggetti e altro. La destrezza, a meno che non si stiano utilizzando delle armature, ha un ruolo molto importante nel definire la difesa di un personaggio, intesa come abilità nello schivare un colpo in arrivo. <text:s/>Un personaggio con un’alta destrezza avrà dei movimenti più precisi ed eleganti di uno dalla destrezza bassa, che sarà invece più impacciato.</text:p>
        </text:list-item>
        <text:list-item>
          <text:p text:style-name="P34"><text:span text:style-name="T12">Intuito</text:span> – L’Intuito di un personaggio è la sua capacità di osservare e comprendere ciò che lo circonda. L’intuito comprende anche le facoltà intellettive e la capacità di capire, memorizzare, studiare e imparare. Un personaggio dall’alto intuito sarà piuttosto sagace e colto, al contrario dei personaggi dall’intuito più basso che invece risulteranno più lenti di comprendonio. L’intuito è fondamentale nell’utilizzo di armi a distanza.</text:p>
        </text:list-item>
        <text:list-item>
          <text:p text:style-name="P34"><text:span text:style-name="T12">Spirito</text:span> – Lo spirito di un personaggio rappresenta la sua capacità di mantenere la concentrazione e di rimanere in controllo di sé stessi e dell’ambiente circostante. Oltre a queste qualità “terrene”, lo spirito rappresenta anche la capacità di mantenere la concentrazione a lungo per lanciare abilità occulte (che si traduce in un aumento dei punti mente). Un livello alto di spirito è tipico di personaggi risoluti, acuti e padroni dei propri sensi.</text:p>
        </text:list-item>
        <text:list-item>
          <text:p text:style-name="P34"><text:span text:style-name="T12">Presenza</text:span> – La presenza di un personaggio è l’impatto che ha su chi lo circonda. Che sia grazie a un bell’aspetto o una parlantina particolarmente accattivante, un pg con un alto punteggio di presenza avrà un talento nel farsi notare e ascoltare oltre che nel farsi valere a parole, che sia per ottenere appoggio, intimidire i propri avversari o incoraggiare i propri compagni. La Presenza è un attributo fondamentale per interfacciarsi con pg e png, un punteggio più alto rende un personaggio più accattivante agli occhi altrui, mentre al contrario un punteggio basso si traduce in personaggi dall’apparenza scialba, non particolarmente memorabili. Un attributo fondamentale per chi aspira a guidare e ispirare il prossimo… o a manipolarlo.</text:p>
        </text:list-item>
      </text:list>
      <text:h text:style-name="P28" text:outline-level="3"><text:bookmark-start text:name="Copia di __RefHeading___Toc294_1123418177 1"/>Caratteristiche <text:span text:style-name="T16">Secondarie</text:span><text:bookmark-end text:name="Copia di __RefHeading___Toc294_1123418177 1"/></text:h>
      <text:h text:style-name="P29" text:outline-level="4">Salute</text:h>
      <text:p text:style-name="Text_20_body"><text:span text:style-name="T19">I</text:span>l <text:span text:style-name="T19">suo</text:span> valore indica la forza vitale, lo spirito combattivo e la salute fisica generale del personaggio, oltre alla capacità di sopportare colpi, dolore e fatica. Tuttavia, non bisogna immaginare che sia una misura diretta di integrità fisica: perder<text:span text:style-name="T19">la</text:span> non equivale a subire ferite o lesioni gravi.</text:p>
      <text:list xml:id="list304925661" text:style-name="L4">
        <text:list-item>
          <text:p text:style-name="P37"><text:span text:style-name="T19">Salute</text:span><text:span text:style-name="T18"> </text:span><text:span text:style-name="T19">Massima</text:span> (V<text:span text:style-name="T19">M</text:span>) <text:span text:style-name="T17">= [Livello del PG + FORZA*5]<text:line-break/>Questo valore rappresenta </text:span><text:span text:style-name="T19">la</text:span><text:span text:style-name="T17"> </text:span><text:span text:style-name="T19">Salute</text:span><text:span text:style-name="T17"> </text:span><text:span text:style-name="T19">M</text:span><text:span text:style-name="T17">assim</text:span><text:span text:style-name="T19">a</text:span><text:span text:style-name="T17"> del personaggio. </text:span><text:span text:style-name="T19">La</text:span><text:span text:style-name="T17"> </text:span><text:span text:style-name="T19">Salute Attuale</text:span><text:span text:style-name="T17"> </text:span>attuali del personaggio non <text:span text:style-name="T27">può</text:span> mai <text:span text:style-name="T19">superare</text:span> questo valore.</text:p>
        </text:list-item>
        <text:list-item>
          <text:p text:style-name="P37"><text:span text:style-name="T19">Salute Attuale (VA)<text:line-break/>Questo valore rappresenta la Salute Attuale del personaggio. Non può </text:span><text:span text:style-name="T17">mai essere ridotto sotto lo 0 o </text:span><text:span text:style-name="T19">superare</text:span><text:span text:style-name="T17"> </text:span><text:span text:style-name="T19">la</text:span><text:span text:style-name="T17"> </text:span><text:span text:style-name="T19">SM</text:span><text:span text:style-name="T17"> personaggio.</text:span></text:p>
        </text:list-item>
      </text:list>
      <text:h text:style-name="Heading_20_4" text:outline-level="4">Mana</text:h>
      <text:p text:style-name="Text_20_body"><text:span text:style-name="T19">I</text:span>l <text:span text:style-name="T19">suo</text:span> valore misura la forza interiore, il potenziale magico e la <text:s/>capacità di concentrarsi di un personaggio. In gioco, i<text:span text:style-name="T19">l</text:span> <text:span text:style-name="T19">Mana</text:span> v<text:span text:style-name="T19">iene</text:span> <text:span text:style-name="T19">s</text:span>pes<text:span text:style-name="T19">o</text:span> per alimentare la magia o compiere atti eroici ai limiti del sovrumano.</text:p>
      <text:list xml:id="list123300745558266" text:continue-numbering="true" text:style-name="L4">
        <text:list-item>
          <text:p text:style-name="P36"><text:span text:style-name="T18">Mana</text:span> <text:span text:style-name="T19">Totale </text:span>(M<text:span text:style-name="T19">T</text:span>) <text:span text:style-name="T17">= [Livello del PG + INTUITO*5]<text:line-break/>Questo valore rappresenta i</text:span><text:span text:style-name="T19">l</text:span><text:span text:style-name="T17"> </text:span><text:span text:style-name="T19">Mana Totale</text:span><text:span text:style-name="T17"> del personaggio. </text:span><text:span text:style-name="T19">Il</text:span><text:span text:style-name="T17"> </text:span><text:span text:style-name="T19">Mana Attuale</text:span> di un personaggio non <text:span text:style-name="T26">può</text:span> mai <text:span text:style-name="T19">superare</text:span> questo valore.</text:p>
        </text:list-item>
        <text:list-item>
          <text:p text:style-name="P43">Mana Attuale (MA)<text:line-break/>Questo valore rappresenta il Mana Attuale del personaggio. Non può essere ridotto sotto lo 0 o superare il MT del personaggio.</text:p>
        </text:list-item>
      </text:list>
      <text:h text:style-name="Heading_20_4" text:outline-level="4">Difese</text:h>
      <text:list xml:id="list123302522293950" text:continue-numbering="true" text:style-name="L4">
        <text:list-item>
          <text:p text:style-name="P42">Schivata (S) = [10 + DESTREZZA/2]<text:line-break/><text:span text:style-name="T19">Questo valore rappresenta la capacità del personaggio di evitare gli attacchi. </text:span><text:span text:style-name="T20">Un nemico deve superare questo valore prima di infliggere danno al personaggio.</text:span></text:p>
        </text:list-item>
        <text:list-item>
          <text:p text:style-name="P44">Tempra<text:span text:style-name="T17"><text:line-break/></text:span><text:span text:style-name="T19">Questo valore rappresenta la capacità del personaggio di </text:span><text:span text:style-name="T20">assorbire danni fisici prima che questi vadano a ridurre la salute del personaggio</text:span><text:span text:style-name="T19">.</text:span></text:p>
          <text:list>
            <text:list-item>
              <text:p text:style-name="P39"><text:span text:style-name="T20">Tempra</text:span> <text:s/><text:span text:style-name="T22">Massima</text:span><text:span text:style-name="T20"> </text:span>(<text:span text:style-name="T21">T</text:span><text:span text:style-name="T19">M</text:span>) <text:span text:style-name="T17">= [10 + </text:span><text:span text:style-name="T22">FORZA</text:span><text:span text:style-name="T17">/2]<text:line-break/>Questo valore rappresenta </text:span><text:span text:style-name="T19">la</text:span><text:span text:style-name="T17"> </text:span><text:span text:style-name="T21">Tempra</text:span><text:span text:style-name="T17"> </text:span><text:span text:style-name="T19">M</text:span><text:span text:style-name="T17">assim</text:span><text:span text:style-name="T19">a</text:span><text:span text:style-name="T17"> del personaggio. </text:span><text:span text:style-name="T19">La</text:span><text:span text:style-name="T17"> </text:span><text:span text:style-name="T21">Tempra</text:span><text:span text:style-name="T19"> Attuale</text:span> del personaggio non p<text:span text:style-name="T25">uò</text:span> mai <text:span text:style-name="T19">superare</text:span> questo valore.</text:p>
            </text:list-item>
            <text:list-item>
              <text:p text:style-name="P38"><text:span text:style-name="T20">Tempra</text:span> <text:s/><text:span text:style-name="T20">Attuale </text:span>(<text:span text:style-name="T21">TA</text:span>)<text:span text:style-name="T17"><text:line-break/></text:span><text:span text:style-name="T19">Questo valore rappresenta </text:span><text:span text:style-name="T22">la</text:span><text:span text:style-name="T19"> </text:span><text:span text:style-name="T22">Tempra</text:span><text:span text:style-name="T19"> Attuale del personaggio. Non può essere ridotto sotto lo 0 o superare </text:span><text:span text:style-name="T29">la</text:span><text:span text:style-name="T30">W</text:span><text:span text:style-name="T19"> MT del personaggio.</text:span></text:p>
            </text:list-item>
          </text:list>
        </text:list-item>
        <text:list-item>
          <text:p text:style-name="P36"><text:soft-page-break/><text:span text:style-name="T17">Resistenza<text:line-break/></text:span><text:span text:style-name="T19">Questo valore rappresenta la capacità del personaggio di </text:span><text:span text:style-name="T20">assorbire danni </text:span><text:span text:style-name="T23">magici</text:span><text:span text:style-name="T20"> prima che questi vadano a ridurre la salute del personaggio</text:span><text:span text:style-name="T19">.</text:span></text:p>
          <text:list>
            <text:list-item>
              <text:p text:style-name="P41"><text:span text:style-name="T17">Resistenza</text:span> <text:s/><text:span text:style-name="T22">Massima</text:span><text:span text:style-name="T20"> </text:span>(<text:span text:style-name="T24">R</text:span><text:span text:style-name="T19">M</text:span>) <text:span text:style-name="T17">= [10 + SPIRITO * 5]<text:line-break/>Questo valore rappresenta </text:span><text:span text:style-name="T19">la</text:span><text:span text:style-name="T17"> Resistenza </text:span><text:span text:style-name="T19">M</text:span><text:span text:style-name="T17">assim</text:span><text:span text:style-name="T19">a</text:span><text:span text:style-name="T17"> del personaggio. </text:span><text:span text:style-name="T19">La</text:span><text:span text:style-name="T17"> Resistenza</text:span><text:span text:style-name="T19"> Attuale</text:span> del personaggio non possono mai <text:span text:style-name="T19">superare</text:span> questo valore.</text:p>
            </text:list-item>
            <text:list-item>
              <text:p text:style-name="P40"><text:span text:style-name="T17">Resistenza</text:span> <text:s/><text:span text:style-name="T20">Attuale </text:span>(<text:span text:style-name="T24">R</text:span><text:span text:style-name="T21">A</text:span>)<text:span text:style-name="T17"><text:line-break/></text:span><text:span text:style-name="T19">Questo valore rappresenta </text:span><text:span text:style-name="T22">la</text:span><text:span text:style-name="T19"> </text:span><text:span text:style-name="T17">Resistenza</text:span><text:span text:style-name="T19"> Attuale del personaggio. Non può essere ridotto sotto lo 0 o superare </text:span><text:span text:style-name="T28">la</text:span><text:span text:style-name="T19"> </text:span><text:span text:style-name="T28">R</text:span><text:span text:style-name="T19">T del personaggio.</text:span></text:p>
            </text:list-item>
          </text:list>
        </text:list-item>
      </text:list>
      <text:h text:style-name="P27" text:outline-level="3"><text:bookmark-start text:name="__RefHeading___Toc296_1123418177"/>Classi<text:bookmark-end text:name="__RefHeading___Toc296_1123418177"/></text:h>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13">N.</text:p>
          </table:table-cell>
          <table:table-cell table:style-name="Tabella1.A1" office:value-type="string">
            <text:p text:style-name="P13">Nome</text:p>
          </table:table-cell>
          <table:table-cell table:style-name="Tabella1.A1" office:value-type="string">
            <text:p text:style-name="P13">Specialità</text:p>
          </table:table-cell>
          <table:table-cell table:style-name="Tabella1.D1" office:value-type="string">
            <text:p text:style-name="P15">Caratteristica</text:p>
          </table:table-cell>
        </table:table-row>
        <table:table-row>
          <table:table-cell table:style-name="Tabella1.A2" office:value-type="string">
            <text:p text:style-name="P6">1</text:p>
          </table:table-cell>
          <table:table-cell table:style-name="Tabella1.B2" office:value-type="string">
            <text:p text:style-name="P6">Guerriero <text:span text:style-name="T6">(Fisico)</text:span></text:p>
          </table:table-cell>
          <table:table-cell table:style-name="Tabella1.C2" office:value-type="string">
            <text:p text:style-name="P6">Armi Ravvicinate e Armature</text:p>
          </table:table-cell>
          <table:table-cell table:style-name="Tabella1.D2" office:value-type="string">
            <text:p text:style-name="P22">Forza</text:p>
          </table:table-cell>
        </table:table-row>
        <table:table-row>
          <table:table-cell table:style-name="Tabella1.A2" office:value-type="string">
            <text:p text:style-name="P6">2</text:p>
          </table:table-cell>
          <table:table-cell table:style-name="Tabella1.B3" office:value-type="string">
            <text:p text:style-name="P7">Ladro <text:span text:style-name="T6">(Fisico)</text:span></text:p>
          </table:table-cell>
          <table:table-cell table:style-name="Tabella1.C2" office:value-type="string">
            <text:p text:style-name="P6">Armi Ravvicinate e Schivata</text:p>
          </table:table-cell>
          <table:table-cell table:style-name="Tabella1.D2" office:value-type="string">
            <text:p text:style-name="P22">Destrezza</text:p>
          </table:table-cell>
        </table:table-row>
        <table:table-row>
          <table:table-cell table:style-name="Tabella1.A2" office:value-type="string">
            <text:p text:style-name="P6">3</text:p>
          </table:table-cell>
          <table:table-cell table:style-name="Tabella1.B4" office:value-type="string">
            <text:p text:style-name="P7">Tiratore <text:span text:style-name="T6">(Fisico)</text:span></text:p>
          </table:table-cell>
          <table:table-cell table:style-name="Tabella1.C2" office:value-type="string">
            <text:p text:style-name="P9">Armi a Distanza e Schivata</text:p>
          </table:table-cell>
          <table:table-cell table:style-name="Tabella1.D2" office:value-type="string">
            <text:p text:style-name="P22">Destrezza</text:p>
          </table:table-cell>
        </table:table-row>
        <table:table-row>
          <table:table-cell table:style-name="Tabella1.A2" office:value-type="string">
            <text:p text:style-name="P6">4</text:p>
          </table:table-cell>
          <table:table-cell table:style-name="Tabella1.B5" office:value-type="string">
            <text:p text:style-name="P7"><text:span text:style-name="T9">Inquisitore</text:span> <text:span text:style-name="T6">(</text:span><text:span text:style-name="T13">Magico</text:span><text:span text:style-name="T6">)</text:span></text:p>
          </table:table-cell>
          <table:table-cell table:style-name="Tabella1.C2" office:value-type="string">
            <text:p text:style-name="P9">Armi Ravvicinate <text:span text:style-name="T9">e </text:span>Danni <text:span text:style-name="T7">da Luce</text:span></text:p>
          </table:table-cell>
          <table:table-cell table:style-name="Tabella1.D2" office:value-type="string">
            <text:p text:style-name="P22">Spirito</text:p>
          </table:table-cell>
        </table:table-row>
        <table:table-row>
          <table:table-cell table:style-name="Tabella1.A2" office:value-type="string">
            <text:p text:style-name="P16">5</text:p>
          </table:table-cell>
          <table:table-cell table:style-name="Tabella1.B6" office:value-type="string">
            <text:p text:style-name="P8">Berserker <text:span text:style-name="T6">(Fisico)</text:span></text:p>
          </table:table-cell>
          <table:table-cell table:style-name="Tabella1.C2" office:value-type="string">
            <text:p text:style-name="P10">Armi Ravvicinate <text:span text:style-name="T8">e </text:span><text:span text:style-name="T11">Effetti con Poca Salute</text:span></text:p>
          </table:table-cell>
          <table:table-cell table:style-name="Tabella1.D2" office:value-type="string">
            <text:p text:style-name="P22">Forza</text:p>
          </table:table-cell>
        </table:table-row>
        <table:table-row>
          <table:table-cell table:style-name="Tabella1.A2" office:value-type="string">
            <text:p text:style-name="P16">6</text:p>
          </table:table-cell>
          <table:table-cell table:style-name="Tabella1.B7" office:value-type="string">
            <text:p text:style-name="P7">Alchimista <text:span text:style-name="T6">(Magico)</text:span></text:p>
          </table:table-cell>
          <table:table-cell table:style-name="Tabella1.C2" office:value-type="string">
            <text:p text:style-name="P6">Creare Oggetti e Danni da Fulmine</text:p>
          </table:table-cell>
          <table:table-cell table:style-name="Tabella1.D2" office:value-type="string">
            <text:p text:style-name="P22">Intuito</text:p>
          </table:table-cell>
        </table:table-row>
        <table:table-row>
          <table:table-cell table:style-name="Tabella1.A2" office:value-type="string">
            <text:p text:style-name="P16">7</text:p>
          </table:table-cell>
          <table:table-cell table:style-name="Tabella1.B8" office:value-type="string">
            <text:p text:style-name="P7">Druido <text:span text:style-name="T6">(Magico)</text:span></text:p>
          </table:table-cell>
          <table:table-cell table:style-name="Tabella1.C2" office:value-type="string">
            <text:p text:style-name="P6">Danni Elementali (Aria, Acqua, Terra e Fuoco)</text:p>
          </table:table-cell>
          <table:table-cell table:style-name="Tabella1.D2" office:value-type="string">
            <text:p text:style-name="P22">Intuito</text:p>
          </table:table-cell>
        </table:table-row>
        <table:table-row>
          <table:table-cell table:style-name="Tabella1.A2" office:value-type="string">
            <text:p text:style-name="P16">8</text:p>
          </table:table-cell>
          <table:table-cell table:style-name="Tabella1.B9" office:value-type="string">
            <text:p text:style-name="P7">Custode <text:span text:style-name="T6">(Fisico)</text:span></text:p>
          </table:table-cell>
          <table:table-cell table:style-name="Tabella1.C2" office:value-type="string">
            <text:p text:style-name="P6">Armature e Scudi</text:p>
          </table:table-cell>
          <table:table-cell table:style-name="Tabella1.D2" office:value-type="string">
            <text:p text:style-name="P22">Presenza</text:p>
          </table:table-cell>
        </table:table-row>
        <table:table-row>
          <table:table-cell table:style-name="Tabella1.A2" office:value-type="string">
            <text:p text:style-name="P6">9</text:p>
          </table:table-cell>
          <table:table-cell table:style-name="Tabella1.B10" office:value-type="string">
            <text:p text:style-name="P7">Maestro d’Arte <text:span text:style-name="T6">(Magico)</text:span></text:p>
          </table:table-cell>
          <table:table-cell table:style-name="Tabella1.C2" office:value-type="string">
            <text:p text:style-name="P6">Conoscenza e Arte (Canto, Danza, <text:span text:style-name="T10">Pittura, Scrittura, ...</text:span>)</text:p>
          </table:table-cell>
          <table:table-cell table:style-name="Tabella1.D2" office:value-type="string">
            <text:p text:style-name="P22">Presenza</text:p>
          </table:table-cell>
        </table:table-row>
        <table:table-row>
          <table:table-cell table:style-name="Tabella1.A11" office:value-type="string">
            <text:p text:style-name="P6">10</text:p>
          </table:table-cell>
          <table:table-cell table:style-name="Tabella1.B11" office:value-type="string">
            <text:p text:style-name="P7">Stregone <text:span text:style-name="T6">(Magico)</text:span></text:p>
          </table:table-cell>
          <table:table-cell table:style-name="Tabella1.C11" office:value-type="string">
            <text:p text:style-name="P11">Creare Oggetti e <text:span text:style-name="T8">Danni da</text:span> <text:span text:style-name="T11">Ombra</text:span></text:p>
          </table:table-cell>
          <table:table-cell table:style-name="Tabella1.D11" office:value-type="string">
            <text:p text:style-name="P22">Spirito</text:p>
          </table:table-cell>
        </table:table-row>
      </table:table>
      <text:p text:style-name="P12"/>
      <text:p text:style-name="P12"/>
      <text:p text:style-name="P12"/>
      <text:h text:style-name="P25" text:outline-level="1"><text:bookmark-start text:name="__RefHeading___Toc102_474291051"/>Programmazione<text:bookmark-end text:name="__RefHeading___Toc102_474291051"/></text:h>
      <text:h text:style-name="Heading_20_2" text:outline-level="2"><text:bookmark-start text:name="__RefHeading___Toc104_474291051"/>Front-End<text:bookmark-end text:name="__RefHeading___Toc104_474291051"/></text:h>
      <text:h text:style-name="Heading_20_2" text:outline-level="2"><text:bookmark-start text:name="__RefHeading___Toc106_474291051"/>Back-End<text:bookmark-end text:name="__RefHeading___Toc106_474291051"/></text:h>
      <text:h text:style-name="Heading_20_2" text:outline-level="2"><text:bookmark-start text:name="__RefHeading___Toc108_474291051"/>Database<text:bookmark-end text:name="__RefHeading___Toc108_47429105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orgia" svg:font-family="Georgia"/>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5pt solid #000000" fo:border-right="none" fo:border-top="0.5pt solid #000000" fo:border-bottom="0.5pt solid #000000"/>
    </style:style>
    <style:style style:name="Tabella3.C1" style:family="table-cell">
      <style:table-cell-properties fo:padding="0.097cm" fo:border="0.5pt solid #000000"/>
    </style:style>
    <style:style style:name="MP1" style:family="paragraph" style:parent-style-name="Table_20_Contents">
      <style:text-properties officeooo:rsid="000f7e49" officeooo:paragraph-rsid="000f7e49"/>
    </style:style>
    <style:style style:name="MP2" style:family="paragraph" style:parent-style-name="Table_20_Contents">
      <style:paragraph-properties fo:text-align="center" style:justify-single-word="false"/>
      <style:text-properties officeooo:rsid="000f7e49" officeooo:paragraph-rsid="000f7e49"/>
    </style:style>
    <style:style style:name="MP3" style:family="paragraph" style:parent-style-name="Table_20_Contents">
      <style:paragraph-properties fo:text-align="end" style:justify-single-word="false"/>
      <style:text-properties officeooo:rsid="000f7e49" officeooo:paragraph-rsid="000f7e49"/>
    </style:style>
    <style:style style:name="MP4" style:family="paragraph" style:parent-style-name="Footer">
      <style:paragraph-properties fo:text-align="center" style:justify-single-word="false"/>
    </style:style>
    <style:style style:name="MT1" style:family="text">
      <style:text-properties officeooo:rsid="002d36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a3" table:style-name="Tabella3">
          <table:table-column table:style-name="Tabella3.A" table:number-columns-repeated="3"/>
          <table:table-row>
            <table:table-cell table:style-name="Tabella3.A1" office:value-type="string">
              <text:p text:style-name="MP1">06/06/2023</text:p>
            </table:table-cell>
            <table:table-cell table:style-name="Tabella3.A1" office:value-type="string">
              <text:p text:style-name="MP2">Malta Project</text:p>
            </table:table-cell>
            <table:table-cell table:style-name="Tabella3.C1" office:value-type="string">
              <text:p text:style-name="MP3">1.0.<text:span text:style-name="MT1">0</text:span></text:p>
            </table:table-cell>
          </table:table-row>
        </table:table>
        <text:p text:style-name="Header"/>
      </style:header>
      <style:footer>
        <text:p text:style-name="MP4"><text:page-number text:select-page="current">8</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6T11:37:08.483000000</meta:creation-date>
    <dc:date>2023-06-07T12:33:00.397000000</dc:date>
    <meta:editing-duration>PT1H37M58S</meta:editing-duration>
    <meta:editing-cycles>48</meta:editing-cycles>
    <meta:generator>LibreOffice/7.5.3.2$Windows_X86_64 LibreOffice_project/9f56dff12ba03b9acd7730a5a481eea045e468f3</meta:generator>
    <meta:document-statistic meta:table-count="4" meta:image-count="0" meta:object-count="0" meta:page-count="10" meta:paragraph-count="104" meta:word-count="1031" meta:character-count="6432" meta:non-whitespace-character-count="5517"/>
  </office:meta>
</office:document-meta>
</file>